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29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7449in" svg:height="2.6512in" svg:x="5.7677in" svg:y="0.089in">
            <draw:object draw:notify-on-update-of-ranges="Sheet1.F4:Sheet1.F4 Sheet1.B2:Sheet1.D2 Sheet1.A3:Sheet1.A3 Sheet1.B3:Sheet1.D3 Sheet1.A4:Sheet1.A4 Sheet1.B4:Sheet1.D4 Sheet1.A5:Sheet1.A5 Sheet1.B5:Sheet1.D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7449in" svg:height="2.6512in" svg:x="10.6in" svg:y="0.1917in">
            <draw:object draw:notify-on-update-of-ranges="Sheet1.B2:Sheet1.D2 Sheet1.A4:Sheet1.A4 Sheet1.B11:Sheet1.D11 Sheet1.A5:Sheet1.A5 Sheet1.B12:Sheet1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office:value-type="string" calcext:value-type="string">
            <text:p>1ch</text:p>
          </table:table-cell>
          <table:table-cell office:value-type="float" office:value="36214961" calcext:value-type="float">
            <text:p>36214961</text:p>
          </table:table-cell>
          <table:table-cell office:value-type="float" office:value="62954733" calcext:value-type="float">
            <text:p>62954733</text:p>
          </table:table-cell>
          <table:table-cell office:value-type="float" office:value="132144333" calcext:value-type="float">
            <text:p>132144333</text:p>
          </table:table-cell>
        </table:table-row>
        <table:table-row table:style-name="ro1">
          <table:table-cell office:value-type="string" calcext:value-type="string">
            <text:p>16ch</text:p>
          </table:table-cell>
          <table:table-cell office:value-type="float" office:value="18751189" calcext:value-type="float">
            <text:p>18751189</text:p>
          </table:table-cell>
          <table:table-cell office:value-type="float" office:value="41445085" calcext:value-type="float">
            <text:p>41445085</text:p>
          </table:table-cell>
          <table:table-cell office:value-type="float" office:value="83942781" calcext:value-type="float">
            <text:p>83942781</text:p>
          </table:table-cell>
        </table:table-row>
        <table:table-row table:style-name="ro1">
          <table:table-cell office:value-type="string" calcext:value-type="string">
            <text:p>PIM1-15</text:p>
          </table:table-cell>
          <table:table-cell office:value-type="float" office:value="19187117" calcext:value-type="float">
            <text:p>19187117</text:p>
          </table:table-cell>
          <table:table-cell office:value-type="float" office:value="41437061" calcext:value-type="float">
            <text:p>41437061</text:p>
          </table:table-cell>
          <table:table-cell office:value-type="float" office:value="86787127" calcext:value-type="float">
            <text:p>8678712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office:value-type="string" calcext:value-type="string">
            <text:p>1ch</text:p>
          </table:table-cell>
          <table:table-cell table:formula="of:=[.B3]/[.B3]-1" office:value-type="float" office:value="0" calcext:value-type="float">
            <text:p>0</text:p>
          </table:table-cell>
          <table:table-cell table:formula="of:=[.C3]/[.C3]-1" office:value-type="float" office:value="0" calcext:value-type="float">
            <text:p>0</text:p>
          </table:table-cell>
          <table:table-cell table:formula="of:=[.D3]/[.D3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ch</text:p>
          </table:table-cell>
          <table:table-cell table:formula="of:=[.B3]/[.B4]-1" office:value-type="float" office:value="0.931342113825422" calcext:value-type="float">
            <text:p>0.9313421138</text:p>
          </table:table-cell>
          <table:table-cell table:formula="of:=[.C3]/[.C4]-1" office:value-type="float" office:value="0.518991528187239" calcext:value-type="float">
            <text:p>0.5189915282</text:p>
          </table:table-cell>
          <table:table-cell table:formula="of:=[.D3]/[.D4]-1" office:value-type="float" office:value="0.574219145777408" calcext:value-type="float">
            <text:p>0.5742191458</text:p>
          </table:table-cell>
        </table:table-row>
        <table:table-row table:style-name="ro1">
          <table:table-cell office:value-type="string" calcext:value-type="string">
            <text:p>PIM1-15</text:p>
          </table:table-cell>
          <table:table-cell table:formula="of:=[.B3]/[.B5]-1" office:value-type="float" office:value="0.88746235299446" calcext:value-type="float">
            <text:p>0.887462353</text:p>
          </table:table-cell>
          <table:table-cell table:formula="of:=[.C3]/[.C5]-1" office:value-type="float" office:value="0.519285670380918" calcext:value-type="float">
            <text:p>0.5192856704</text:p>
          </table:table-cell>
          <table:table-cell table:formula="of:=[.D3]/[.D5]-1" office:value-type="float" office:value="0.522625965023592" calcext:value-type="float">
            <text:p>0.522625965</text:p>
          </table:table-cell>
        </table:table-row>
        <table:table-row table:style-name="ro1">
          <table:table-cell office:value-type="string" calcext:value-type="string">
            <text:p>Increase over 16ch %</text:p>
          </table:table-cell>
          <table:table-cell table:style-name="ce5" table:formula="of:=(([.B5]-[.B4])/[.B4])*100" office:value-type="float" office:value="2.32480190989489" calcext:value-type="float">
            <text:p>2.3248</text:p>
          </table:table-cell>
          <table:table-cell table:style-name="ce5" table:formula="of:=(([.C5]-[.C4])/[.C4])*100" office:value-type="float" office:value="-0.0193605586766199" calcext:value-type="float">
            <text:p>-0.0194</text:p>
          </table:table-cell>
          <table:table-cell table:style-name="ce5" table:formula="of:=(([.D5]-[.D4])/[.D4])*100" office:value-type="float" office:value="3.38843431932521" calcext:value-type="float">
            <text:p>3.388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TLB hit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table:style-name="ce3" office:value-type="string" calcext:value-type="string">
            <text:p>TLB access</text:p>
          </table:table-cell>
          <table:table-cell office:value-type="float" office:value="15209726" calcext:value-type="float">
            <text:p>15209726</text:p>
          </table:table-cell>
          <table:table-cell office:value-type="float" office:value="31947335" calcext:value-type="float">
            <text:p>31947335</text:p>
          </table:table-cell>
          <table:table-cell office:value-type="float" office:value="65162663" calcext:value-type="float">
            <text:p>65162663</text:p>
          </table:table-cell>
        </table:table-row>
        <table:table-row table:style-name="ro1">
          <table:table-cell table:style-name="ce3" office:value-type="string" calcext:value-type="string">
            <text:p>TLB hits</text:p>
          </table:table-cell>
          <table:table-cell office:value-type="float" office:value="15168202" calcext:value-type="float">
            <text:p>15168202</text:p>
          </table:table-cell>
          <table:table-cell office:value-type="float" office:value="31865152" calcext:value-type="float">
            <text:p>31865152</text:p>
          </table:table-cell>
          <table:table-cell office:value-type="float" office:value="64979332" calcext:value-type="float">
            <text:p>64979332</text:p>
          </table:table-cell>
        </table:table-row>
        <table:table-row table:style-name="ro1">
          <table:table-cell office:value-type="string" calcext:value-type="string">
            <text:p>Hit %</text:p>
          </table:table-cell>
          <table:table-cell table:style-name="ce6" table:formula="of:=[.B21]/[.B20]*100" office:value-type="float" office:value="99.7269904796444" calcext:value-type="float">
            <text:p>99.73</text:p>
          </table:table-cell>
          <table:table-cell table:style-name="ce6" table:formula="of:=[.C21]/[.C20]*100" office:value-type="float" office:value="99.7427547556001" calcext:value-type="float">
            <text:p>99.74</text:p>
          </table:table-cell>
          <table:table-cell table:style-name="ce6" table:formula="of:=[.D21]/[.D20]*100" office:value-type="float" office:value="99.7186563722848" calcext:value-type="float">
            <text:p>99.72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18:33:13.167899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3-29T18:54:43.921866251</dc:date>
    <meta:editing-duration>PT18M36S</meta:editing-duration>
    <meta:editing-cycles>12</meta:editing-cycles>
    <meta:generator>LibreOffice/4.2.7.2$Linux_X86_64 LibreOffice_project/420m0$Build-2</meta:generator>
    <meta:document-statistic meta:table-count="1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3cm" svg:height="6.735cm" xlink:href=".." xlink:type="simple" chart:class="chart:bar" chart:style-name="ch1">
        <chart:legend chart:legend-position="bottom" svg:x="3.802cm" svg:y="5.925cm" style:legend-expansion="wide" chart:style-name="ch2"/>
        <chart:plot-area chart:style-name="ch3" table:cell-range-address="Sheet1.F4:Sheet1.F4 Sheet1.B2:Sheet1.D5 Sheet1.A3:Sheet1.A5" chart:data-source-has-labels="both" svg:x="0.241cm" svg:y="0.134cm" svg:width="11.571cm" svg:height="5.657cm">
          <chartooo:coordinate-region svg:x="2.397cm" svg:y="0.347cm" svg:width="9.415cm" svg:height="4.77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label-cell-address="Sheet1.A3:Sheet1.A3" chart:class="chart:bar">
            <chart:data-point chart:repeated="3"/>
          </chart:series>
          <chart:series chart:style-name="ch8" chart:values-cell-range-address="Sheet1.B4:Sheet1.D4" chart:label-cell-address="Sheet1.A4:Sheet1.A4" chart:class="chart:bar">
            <chart:data-point chart:repeated="3"/>
          </chart:series>
          <chart:series chart:style-name="ch9" chart:values-cell-range-address="Sheet1.B5:Sheet1.D5" chart:label-cell-address="Sheet1.A5:Sheet1.A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B2:Sheet1.D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</table:table-row>
          </table:table-header-rows>
          <table:table-rows>
            <table:table-row>
              <table:table-cell office:value-type="string">
                <text:p>1ch</text:p>
                <draw:g>
                  <svg:desc>Sheet1.A3:Sheet1.A3</svg:desc>
                </draw:g>
              </table:table-cell>
              <table:table-cell office:value-type="float" office:value="36214961">
                <text:p>36214961</text:p>
                <draw:g>
                  <svg:desc>Sheet1.B3:Sheet1.D3</svg:desc>
                </draw:g>
              </table:table-cell>
              <table:table-cell office:value-type="float" office:value="62954733">
                <text:p>62954733</text:p>
              </table:table-cell>
              <table:table-cell office:value-type="float" office:value="132144333">
                <text:p>132144333</text:p>
              </table:table-cell>
            </table:table-row>
            <table:table-row>
              <table:table-cell office:value-type="string">
                <text:p>16ch</text:p>
                <draw:g>
                  <svg:desc>Sheet1.A4:Sheet1.A4</svg:desc>
                </draw:g>
              </table:table-cell>
              <table:table-cell office:value-type="float" office:value="18751189">
                <text:p>18751189</text:p>
                <draw:g>
                  <svg:desc>Sheet1.B4:Sheet1.D4</svg:desc>
                </draw:g>
              </table:table-cell>
              <table:table-cell office:value-type="float" office:value="41445085">
                <text:p>41445085</text:p>
              </table:table-cell>
              <table:table-cell office:value-type="float" office:value="83942781">
                <text:p>83942781</text:p>
              </table:table-cell>
            </table:table-row>
            <table:table-row>
              <table:table-cell office:value-type="string">
                <text:p>PIM1-15</text:p>
                <draw:g>
                  <svg:desc>Sheet1.A5:Sheet1.A5</svg:desc>
                </draw:g>
              </table:table-cell>
              <table:table-cell office:value-type="float" office:value="19187117">
                <text:p>19187117</text:p>
                <draw:g>
                  <svg:desc>Sheet1.B5:Sheet1.D5</svg:desc>
                </draw:g>
              </table:table-cell>
              <table:table-cell office:value-type="float" office:value="41437061">
                <text:p>41437061</text:p>
              </table:table-cell>
              <table:table-cell office:value-type="float" office:value="86787127">
                <text:p>86787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3cm" svg:height="6.735cm" xlink:href=".." xlink:type="simple" chart:class="chart:bar" chart:style-name="ch1">
        <chart:legend chart:legend-position="bottom" svg:x="4.377cm" svg:y="5.925cm" style:legend-expansion="wide" chart:style-name="ch2"/>
        <chart:plot-area chart:style-name="ch3" table:cell-range-address="Sheet1.B2:Sheet1.D2 Sheet1.A4:Sheet1.A5 Sheet1.B11:Sheet1.D12" chart:data-source-has-labels="both" svg:x="1.275cm" svg:y="0.134cm" svg:width="10.537cm" svg:height="5.657cm">
          <chartooo:coordinate-region svg:x="2.04cm" svg:y="0.347cm" svg:width="9.772cm" svg:height="4.77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title svg:x="0.451cm" svg:y="4.743cm" chart:style-name="ch6">
              <text:p>Speedup with 1Channel</text:p>
            </chart:title>
            <chart:grid chart:style-name="ch7" chart:class="major"/>
          </chart:axis>
          <chart:series chart:style-name="ch8" chart:values-cell-range-address="Sheet1.B11:Sheet1.D11" chart:label-cell-address="Sheet1.A4:Sheet1.A4" chart:class="chart:bar">
            <chart:data-point chart:repeated="3"/>
          </chart:series>
          <chart:series chart:style-name="ch9" chart:values-cell-range-address="Sheet1.B12:Sheet1.D12" chart:label-cell-address="Sheet1.A5:Sheet1.A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B2:Sheet1.D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</table:table-row>
          </table:table-header-rows>
          <table:table-rows>
            <table:table-row>
              <table:table-cell office:value-type="string">
                <text:p>16ch</text:p>
                <draw:g>
                  <svg:desc>Sheet1.A4:Sheet1.A4</svg:desc>
                </draw:g>
              </table:table-cell>
              <table:table-cell office:value-type="float" office:value="0.931342113825422">
                <text:p>0.931342113825422</text:p>
                <draw:g>
                  <svg:desc>Sheet1.B11:Sheet1.D11</svg:desc>
                </draw:g>
              </table:table-cell>
              <table:table-cell office:value-type="float" office:value="0.518991528187239">
                <text:p>0.518991528187239</text:p>
              </table:table-cell>
              <table:table-cell office:value-type="float" office:value="0.574219145777408">
                <text:p>0.574219145777408</text:p>
              </table:table-cell>
            </table:table-row>
            <table:table-row>
              <table:table-cell office:value-type="string">
                <text:p>PIM1-15</text:p>
                <draw:g>
                  <svg:desc>Sheet1.A5:Sheet1.A5</svg:desc>
                </draw:g>
              </table:table-cell>
              <table:table-cell office:value-type="float" office:value="0.88746235299446">
                <text:p>0.88746235299446</text:p>
                <draw:g>
                  <svg:desc>Sheet1.B12:Sheet1.D12</svg:desc>
                </draw:g>
              </table:table-cell>
              <table:table-cell office:value-type="float" office:value="0.519285670380918">
                <text:p>0.519285670380918</text:p>
              </table:table-cell>
              <table:table-cell office:value-type="float" office:value="0.522625965023592">
                <text:p>0.522625965023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